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Arial" style:font-name-complex="Arial" fo:color="#000000" fo:font-size="21.5pt" style:font-size-asian="21.5pt" style:font-size-complex="21.5pt"/>
    </style:style>
    <style:style style:name="T3" style:parent-style-name="apple-converted-space" style:family="text">
      <style:text-properties style:font-name="Arial" style:font-name-complex="Arial" fo:color="#000000" fo:font-size="21.5pt" style:font-size-asian="21.5pt" style:font-size-complex="21.5pt"/>
    </style:style>
    <style:style style:name="T4" style:parent-style-name="Standaardalinea-lettertype" style:family="text">
      <style:text-properties style:font-name="Arial" style:font-name-complex="Arial" fo:color="#000000" fo:font-size="21.5pt" style:font-size-asian="21.5pt" style:font-size-complex="21.5pt"/>
    </style:style>
    <style:style style:name="T5" style:parent-style-name="Standaardalinea-lettertype" style:family="text">
      <style:text-properties style:font-name="Arial" style:font-name-complex="Arial" fo:color="#000000" fo:font-size="21.5pt" style:font-size-asian="21.5pt" style:font-size-complex="21.5pt"/>
    </style:style>
    <style:style style:name="T6" style:parent-style-name="apple-converted-space" style:family="text">
      <style:text-properties style:font-name="Arial" style:font-name-complex="Arial" fo:color="#000000" fo:font-size="21.5pt" style:font-size-asian="21.5pt" style:font-size-complex="21.5pt"/>
    </style:style>
    <style:style style:name="T7" style:parent-style-name="Standaardalinea-lettertype" style:family="text">
      <style:text-properties style:font-name="Arial" style:font-name-complex="Arial" fo:color="#000000" fo:font-size="21.5pt" style:font-size-asian="21.5pt" style:font-size-complex="21.5pt"/>
    </style:style>
    <style:style style:name="T8" style:parent-style-name="Standaardalinea-lettertype" style:family="text">
      <style:text-properties style:font-name="Arial" style:font-name-complex="Arial" fo:color="#000000" fo:font-size="21.5pt" style:font-size-asian="21.5pt" style:font-size-complex="21.5pt"/>
    </style:style>
    <style:style style:name="T9" style:parent-style-name="Standaardalinea-lettertype" style:family="text">
      <style:text-properties style:font-name="Arial" style:font-name-complex="Arial" fo:color="#000000" fo:font-size="21.5pt" style:font-size-asian="21.5pt" style:font-size-complex="21.5pt"/>
    </style:style>
    <style:style style:name="T10" style:parent-style-name="apple-converted-space" style:family="text">
      <style:text-properties style:font-name="Arial" style:font-name-complex="Arial" fo:color="#000000" fo:font-size="21.5pt" style:font-size-asian="21.5pt" style:font-size-complex="21.5pt"/>
    </style:style>
    <style:style style:name="T11" style:parent-style-name="Standaardalinea-lettertype" style:family="text">
      <style:text-properties style:font-name="Arial" style:font-name-complex="Arial" fo:color="#000000" fo:font-size="21.5pt" style:font-size-asian="21.5pt" style:font-size-complex="21.5pt"/>
    </style:style>
    <style:style style:name="T12" style:parent-style-name="Standaardalinea-lettertype" style:family="text">
      <style:text-properties style:font-name="Arial" style:font-name-complex="Arial" fo:color="#000000" fo:font-size="21.5pt" style:font-size-asian="21.5pt" style:font-size-complex="21.5pt"/>
    </style:style>
    <style:style style:name="T13" style:parent-style-name="apple-converted-space" style:family="text">
      <style:text-properties style:font-name="Arial" style:font-name-complex="Arial" fo:color="#000000" fo:font-size="21.5pt" style:font-size-asian="21.5pt" style:font-size-complex="21.5pt"/>
    </style:style>
    <style:style style:name="T14" style:parent-style-name="Standaardalinea-lettertype" style:family="text">
      <style:text-properties style:font-name="Arial" style:font-name-complex="Arial" fo:color="#000000" fo:font-size="21.5pt" style:font-size-asian="21.5pt" style:font-size-complex="21.5pt"/>
    </style:style>
    <style:style style:name="T15" style:parent-style-name="Standaardalinea-lettertype" style:family="text">
      <style:text-properties style:font-name="Arial" style:font-name-complex="Arial" fo:color="#000000" fo:font-size="21.5pt" style:font-size-asian="21.5pt" style:font-size-complex="21.5pt"/>
    </style:style>
    <style:style style:name="T16" style:parent-style-name="Standaardalinea-lettertype" style:family="text">
      <style:text-properties style:font-name="Arial" style:font-name-complex="Arial" fo:color="#000000" fo:font-size="21.5pt" style:font-size-asian="21.5pt" style:font-size-complex="21.5pt"/>
    </style:style>
  </office:automatic-styles>
  <office:body>
    <office:text text:use-soft-page-breaks="true">
      <text:p text:style-name="P1"><text:span text:style-name="T2">KLJ, de Katholieke Landelijke Jeugd, richt zich voornamelijk naar alle kinderen en jongeren op het platteland. In zo’n 300 afdelingen komen op regelmatige basis de ruim 26.000 leden bij elkaar. Ongeveer 3.500 jongeren nemen hiervoor een engagement op als leider/bestuurslid. Zo is KLJ één van de grote jeugdbewegingen en de grootste jongerenbeweging in Vlaanderen. Ook in de Oostkantons is er een KLJ-werking in 28 afdelingen, goed voor ongeveer 1.600 leden en gedragen door een 330-tal bestuursleden.</text:span><text:span text:style-name="T3"> </text:span><text:span text:style-name="T4"><text:line-break/></text:span><text:span text:style-name="T5"><text:line-break/>De KLJ-werking staat of valt met de inzet, dynamiek en kennis van deze plaatselijke bestuursleden. Daarom wordt een uitgebreid gamma aan kadervorming opgezet. Daarnaast vind je in elke provincie een KLJ-secretariaat met 2 pedagogische medewerkers. Hun kerntaak is de ondersteuning van de plaatselijke KLJ-afdelingen in de provincie.</text:span><text:span text:style-name="T6"> </text:span><text:span text:style-name="T7"><text:line-break/></text:span><text:span text:style-name="T8"><text:line-break/>KLJ richt zich tot alle jongens en meisjes van 6 tot 35 jaar. In KLJ werken we met vijf<text:s/></text:span><text:soft-page-break/><text:span text:style-name="T9">leeftijdsgroepen: -9, -12, -16, +16 en +20. De afdelingen zijn vrij om afhankelijk van de plaatselijke situatie andere opsplitsingen te maken en bepalen zelfstandig wanneer en hoe vaak ze samen komen. Maar we streven er wel naar om in iedere afdeling een +16-werking op te zetten.</text:span><text:span text:style-name="T10"> </text:span><text:span text:style-name="T11"><text:line-break/></text:span><text:span text:style-name="T12"><text:line-break/>De werking van KLJ situeert zich duidelijk in de vrije tijd. Voor een groot deel zijn het ontspannende activiteiten, al moet het duidelijk zijn dat KLJ meer is dan een sport- of hobbyclub.</text:span><text:span text:style-name="T13"> </text:span><text:span text:style-name="T14"><text:line-break/></text:span><text:span text:style-name="T15"><text:line-break/>In KLJ kunnen kinderen en jongeren immers op een eigen manier bezig zijn met de dingen die voor hen belangrijk zijn. Samen zoeken ze naar antwoorden op hun vragen, discussiëren ze over wat goed en slecht is en leren ze zo samen te ontdekken waar er grenzen liggen en welke waarden nog echt belangrijk zijn. Verder hebben jongeren en kinderen een mening over wat er gebeurt in de maatschappij, zowel in die grote maatschappij van onze wereld of ons<text:s/></text:span><text:soft-page-break/><text:span text:style-name="T16">land als in hun eigen dorp (vb. een dorpsschool die verdwijnt). KLJ wil daarom samen werken aan een betere samenleving door meningsvorming en het innemen van standpunten over deze zaken. Zo is bijvoorbeeld de actie ‘Dorpsscholen zijn broodnodig’ gegroe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apple-converted-space" style:display-name="apple-converted-space"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out</meta:initial-creator>
    <dc:creator>wout</dc:creator>
    <meta:creation-date>2017-02-28T22:01:00Z</meta:creation-date>
    <dc:date>2017-02-28T22:01:00Z</dc:date>
    <meta:template xlink:href="Normal" xlink:type="simple"/>
    <meta:editing-cycles>1</meta:editing-cycles>
    <meta:editing-duration>PT0S</meta:editing-duration>
    <meta:document-statistic meta:page-count="3" meta:paragraph-count="4" meta:word-count="323" meta:character-count="2101" meta:row-count="14" meta:non-whitespace-character-count="1782"/>
  </office:meta>
</office:document-meta>
</file>